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able_20_Contents">
      <style:text-properties style:font-name="Liberation Sans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 style:shadow="none"/>
    </style:style>
    <style:style style:name="Table1.A" style:family="table-column">
      <style:table-column-properties style:column-width="3.3479in" style:rel-column-width="32767*"/>
    </style:style>
    <style:style style:name="Table1.A1" style:family="table-cell">
      <style:table-cell-properties fo:padding="0.0097in" fo:border="none"/>
    </style:style>
    <style:style style:name="MP1" style:family="paragraph" style:parent-style-name="Table_20_Contents">
      <style:text-properties style:font-name="Liberation Sans" fo:font-size="9pt" style:font-size-asian="9pt" style:font-size-complex="9pt"/>
    </style:style>
    <style:style style:name="MP2" style:family="paragraph" style:parent-style-name="Table_20_Contents">
      <style:paragraph-properties fo:text-align="end" style:justify-single-word="false"/>
      <style:text-properties style:font-name="Liberation Sans" fo:font-size="9pt" style:font-size-asian="9pt" style:font-size-complex="9pt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><text:text-input text:description="&lt;selected_company().name&gt;">Company Name</text:text-input></text:p>
              <text:p text:style-name="MP2"><text:text-input text:description="&lt;selected_company().street&gt;">Company Street</text:text-input> <text:text-input text:description="&lt;selected_company().street2&gt;">Company Street 2</text:text-input><text:text-input text:description="&lt;selected_company().street2&gt;"/></text:p>
              <text:p text:style-name="MP2"><text:text-input text:description="&lt;selected_company().city&gt;">Company City</text:text-input>, <text:text-input text:description="&lt;selected_company().zip&gt;">Company Zip</text:text-input></text:p>
              <text:p text:style-name="MP2"><text:text-input text:description="&lt;selected_company().state_id.name&gt;">Company State</text:text-input>, <text:text-input text:description="&lt;selected_company().country_id.name&gt;">Company Country</text:text-inpu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9-23T23:13:07</meta:creation-date>
    <dc:date>2013-09-24T00:40:46</dc:date>
    <dc:creator>Andhitia Rama</dc:creator>
    <meta:editing-duration>PT1H27M9S</meta:editing-duration>
    <meta:editing-cycles>15</meta:editing-cycles>
    <meta:generator>LibreOffice/3.6$Linux_x86 LibreOffice_project/360m1$Build-2</meta:generator>
    <meta:document-statistic meta:table-count="1" meta:image-count="0" meta:object-count="0" meta:page-count="1" meta:paragraph-count="4" meta:word-count="15" meta:character-count="99" meta:non-whitespace-character-count="87"/>
  </office:meta>
</office:document-meta>
</file>